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operacje na plikach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„w”</text:p>
          </table:table-cell>
          <table:table-cell office:value-type="string">
            <text:p>do zapisu</text:p>
          </table:table-cell>
        </table:table-row>
        <table:table-row table:style-name="ro1">
          <table:table-cell office:value-type="string">
            <text:p>„r”</text:p>
          </table:table-cell>
          <table:table-cell office:value-type="string">
            <text:p>do odczytu</text:p>
          </table:table-cell>
        </table:table-row>
        <table:table-row table:style-name="ro2">
          <table:table-cell office:value-type="string">
            <text:p>„a”</text:p>
          </table:table-cell>
          <table:table-cell office:value-type="string">
            <text:p>append – dołącz</text:p>
          </table:table-cell>
        </table:table-row>
        <table:table-row table:style-name="ro1">
          <table:table-cell office:value-type="string">
            <text:p>„w+”</text:p>
          </table:table-cell>
          <table:table-cell office:value-type="string">
            <text:p>do odczytu i do zapisu</text:p>
          </table:table-cell>
        </table:table-row>
        <table:table-row table:style-name="ro1" table:number-rows-repeated="12">
          <table:table-cell table:number-columns-repeated="2"/>
        </table:table-row>
        <table:table-row table:style-name="ro3">
          <table:table-cell office:value-type="string">
            <text:p>writable</text:p>
          </table:table-cell>
          <table:table-cell office:value-type="string">
            <text:p>czy plik do zapisu</text:p>
          </table:table-cell>
        </table:table-row>
        <table:table-row table:style-name="ro3">
          <table:table-cell office:value-type="string">
            <text:p>readable</text:p>
          </table:table-cell>
          <table:table-cell office:value-type="string">
            <text:p>czy do odczytu</text:p>
          </table:table-cell>
        </table:table-row>
        <table:table-row table:style-name="ro2">
          <table:table-cell office:value-type="string">
            <text:p>readlines</text:p>
          </table:table-cell>
          <table:table-cell office:value-type="string">
            <text:p>tworzy listę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07">07.05.2023</text:date>, <text:time>18:34:3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 Kukawska</meta:initial-creator>
    <meta:creation-date>2023-05-07T12:43:31.98</meta:creation-date>
    <dc:date>2023-05-07T18:34:31.75</dc:date>
    <dc:creator>Julia Kukawska</dc:creator>
    <meta:editing-duration>PT5H50M58S</meta:editing-duration>
    <meta:editing-cycles>6</meta:editing-cycles>
    <meta:generator>OpenOffice/4.1.14$Win32 OpenOffice.org_project/4114m1$Build-9811</meta:generator>
    <meta:document-statistic meta:table-count="3" meta:cell-count="14" meta:object-count="0"/>
  </office:meta>
</office:document-meta>
</file>